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fo:color="#4b4b4b" style:font-name="LucidaGrande" fo:font-size="11pt" style:font-name-asian="LucidaGrande" style:font-size-asian="11pt" style:font-name-complex="LucidaGrande" style:font-size-complex="11pt"/>
    </style:style>
    <style:style style:name="P2" style:family="paragraph" style:parent-style-name="Standard" style:list-style-name="">
      <style:paragraph-properties style:line-height-at-least="0.25in" fo:text-align="start" style:justify-single-word="false" style:text-autospace="none"/>
      <style:text-properties fo:color="#4b4b4b" style:font-name="LucidaGrande" fo:font-size="16pt" style:font-name-asian="LucidaGrande" style:font-size-asian="16pt" style:font-name-complex="LucidaGrande" style:font-size-complex="16pt"/>
    </style:style>
    <style:style style:name="P3" style:family="paragraph" style:parent-style-name="Standard" style:list-style-name="">
      <style:paragraph-properties style:line-height-at-least="0.278in" style:text-autospace="none"/>
      <style:text-properties fo:color="#666a2e" style:font-name="LucidaGrande" fo:font-size="20pt" fo:font-weight="bold" style:font-name-asian="LucidaGrande" style:font-size-asian="20pt" style:font-weight-asian="bold" style:font-name-complex="LucidaGrande" style:font-size-complex="20pt" style:font-weight-complex="bold"/>
    </style:style>
    <style:style style:name="P4" style:family="paragraph" style:parent-style-name="Standard" style:list-style-name="">
      <style:paragraph-properties style:line-height-at-least="0.25in" fo:text-align="start" style:justify-single-word="false" style:text-autospace="none"/>
    </style:style>
    <style:style style:name="P5" style:family="paragraph" style:parent-style-name="Standard">
      <style:text-properties fo:font-size="16pt" style:font-size-asian="16pt" style:font-size-complex="16pt"/>
    </style:style>
    <style:style style:name="P6" style:family="paragraph" style:parent-style-name="Standard" style:list-style-name="">
      <style:paragraph-properties fo:margin-top="0in" fo:margin-bottom="0.1945in" style:line-height-at-least="0.1945in" fo:text-align="start" style:justify-single-word="false" style:text-autospace="none"/>
      <style:text-properties fo:color="#4b4b4b" style:font-name="LucidaGrande" fo:font-size="16pt" style:font-name-asian="LucidaGrande" style:font-size-asian="16pt" style:font-name-complex="LucidaGrande" style:font-size-complex="16pt"/>
    </style:style>
    <style:style style:name="P7" style:family="paragraph" style:parent-style-name="Standard" style:list-style-name="">
      <style:paragraph-properties fo:margin-top="0in" fo:margin-bottom="0.1945in" style:line-height-at-least="0.1945in" fo:text-align="start" style:justify-single-word="false" style:text-autospace="none"/>
      <style:text-properties fo:font-size="16pt" style:font-size-asian="16pt" style:font-size-complex="16pt"/>
    </style:style>
    <style:style style:name="T1" style:family="text">
      <style:text-properties fo:color="#4b4b4b" style:font-name="LucidaGrande" fo:font-size="11pt" style:font-name-asian="LucidaGrande" style:font-size-asian="11pt" style:font-name-complex="LucidaGrande" style:font-size-complex="11pt"/>
    </style:style>
    <style:style style:name="T2" style:family="text">
      <style:text-properties fo:color="#4b4b4b" style:font-name="LucidaGrande" fo:font-size="11pt" fo:font-weight="bold" style:font-name-asian="LucidaGrande" style:font-size-asian="11pt" style:font-weight-asian="bold" style:font-name-complex="LucidaGrande" style:font-size-complex="11pt" style:font-weight-complex="bold"/>
    </style:style>
    <style:style style:name="T3" style:family="text">
      <style:text-properties fo:color="#4b4b4b" style:font-name="LucidaGrande" fo:font-size="11pt" fo:font-weight="normal" style:font-name-asian="LucidaGrande" style:font-size-asian="11pt" style:font-weight-asian="normal" style:font-name-complex="LucidaGrande" style:font-size-complex="11pt" style:font-weight-complex="normal"/>
    </style:style>
    <style:style style:name="T4" style:family="text">
      <style:text-properties fo:color="#4b4b4b" style:font-name="LucidaGrande" style:font-name-asian="LucidaGrande" style:font-name-complex="LucidaGrande"/>
    </style:style>
    <style:style style:name="T5" style:family="text">
      <style:text-properties fo:color="#4b4b4b" style:font-name="LucidaGrande" fo:font-weight="bold" style:font-name-asian="LucidaGrande" style:font-weight-asian="bold" style:font-name-complex="LucidaGrande" style:font-weight-complex="bold"/>
    </style:style>
    <style:style style:name="T6" style:family="text">
      <style:text-properties fo:color="#4b4b4b" style:font-name="LucidaGrande" fo:font-weight="normal" style:font-name-asian="LucidaGrande" style:font-weight-asian="normal" style:font-name-complex="LucidaGrande" style:font-weight-complex="normal"/>
    </style:style>
    <style:style style:name="T7" style:family="text">
      <style:text-properties fo:color="#4b4b4b" style:font-name="LucidaGrande" fo:font-size="13pt" style:font-name-asian="LucidaGrande" style:font-size-asian="13pt" style:font-name-complex="LucidaGrande" style:font-size-complex="13pt"/>
    </style:style>
    <style:style style:name="T8" style:family="text">
      <style:text-properties fo:color="#4b4b4b" style:font-name="LucidaGrande" fo:font-size="14pt" style:font-name-asian="LucidaGrande" style:font-size-asian="14pt" style:font-name-complex="LucidaGrande" style:font-size-complex="14pt"/>
    </style:style>
    <style:style style:name="T9" style:family="text">
      <style:text-properties fo:color="#4b4b4b" style:font-name="LucidaGrande" fo:font-size="15pt" style:font-name-asian="LucidaGrande" style:font-size-asian="15pt" style:font-name-complex="LucidaGrande" style:font-size-complex="15pt"/>
    </style:style>
    <style:style style:name="T10" style:family="text">
      <style:text-properties fo:color="#4b4b4b" style:font-name="LucidaGrande" fo:font-size="16pt" style:font-name-asian="LucidaGrande" style:font-size-asian="16pt" style:font-name-complex="LucidaGrande" style:font-size-complex="16pt"/>
    </style:style>
    <style:style style:name="T11" style:family="text">
      <style:text-properties fo:color="#c28b00" style:font-name="LucidaGrande" fo:font-size="11pt" style:font-name-asian="LucidaGrande" style:font-size-asian="11pt" style:font-name-complex="LucidaGrande" style:font-size-complex="11pt"/>
    </style:style>
    <style:style style:name="T12" style:family="text">
      <style:text-properties fo:color="#c28b00" style:font-name="LucidaGrande" style:font-name-asian="LucidaGrande" style:font-name-complex="LucidaGrande"/>
    </style:style>
    <style:style style:name="T13" style:family="text">
      <style:text-properties fo:color="#c28b00" style:font-name="LucidaGrande" fo:font-size="13pt" style:font-name-asian="LucidaGrande" style:font-size-asian="13pt" style:font-name-complex="LucidaGrande" style:font-size-complex="13pt"/>
    </style:style>
    <style:style style:name="T14" style:family="text">
      <style:text-properties fo:color="#c28b00" style:font-name="LucidaGrande" fo:font-size="14pt" style:font-name-asian="LucidaGrande" style:font-size-asian="14pt" style:font-name-complex="LucidaGrande" style:font-size-complex="14pt"/>
    </style:style>
    <style:style style:name="T15" style:family="text">
      <style:text-properties fo:color="#c28b00" style:font-name="LucidaGrande" fo:font-size="15pt" style:font-name-asian="LucidaGrande" style:font-size-asian="15pt" style:font-name-complex="LucidaGrande" style:font-size-complex="15pt"/>
    </style:style>
    <style:style style:name="T16" style:family="text">
      <style:text-properties fo:color="#c28b00" style:font-name="LucidaGrande" fo:font-size="16pt" style:font-name-asian="LucidaGrande" style:font-size-asian="16pt" style:font-name-complex="LucidaGrande"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ocolate Crackled Cookies</text:p>
      <text:p text:style-name="P1">Makes: <text:s/>3 1/2 dozen </text:p>
      <text:p text:style-name="P1"/>
      <text:p text:style-name="P2">12 ounces semi-sweet baking chocolate, divided</text:p>
      <text:p text:style-name="P2">3/4 cup flour</text:p>
      <text:p text:style-name="P4"><text:span text:style-name="T10">2 teaspoons </text:span><text:a xlink:type="simple" xlink:href="http://www.mccormickgourmet.com/Products/Spices/Cinnamon-Saigon.aspx"><text:span text:style-name="T16">Cinnamon, Saigon</text:span></text:a><text:span text:style-name="T10"> or 2 teaspoons </text:span><text:a xlink:type="simple" xlink:href="http://www.mccormickgourmet.com/Products/Spices/Cinnamon-Roasted-Saigon.aspx"><text:span text:style-name="T16">Roasted Saigon Cinnamon</text:span></text:a></text:p>
      <text:p text:style-name="P4"><text:span text:style-name="T10">1 teaspoon </text:span><text:a xlink:type="simple" xlink:href="http://www.mccormickgourmet.com/Products/Spices/Chile-Pepper-Ancho.aspx"><text:span text:style-name="T16">Chile Pepper, Ancho</text:span></text:a></text:p>
      <text:p text:style-name="P2">1/2 teaspoon baking powder</text:p>
      <text:p text:style-name="P2">1/4 teaspoon salt</text:p>
      <text:p text:style-name="P2">1/4 cup (1/2 stick) butter, softened</text:p>
      <text:p text:style-name="P2">1/2 cup granulated sugar</text:p>
      <text:p text:style-name="P2">1/4 cup firmly packed brown sugar</text:p>
      <text:p text:style-name="P2">2 eggs, lightly beaten</text:p>
      <text:p text:style-name="P4"><text:span text:style-name="T10">2 teaspoons </text:span><text:a xlink:type="simple" xlink:href="http://www.mccormick.com/Products/Extracts-and-Food-Colors/Extracts/Pure-Vanilla-Extract.aspx"><text:span text:style-name="T16">Pure Vanilla Extract</text:span></text:a></text:p>
      <text:p text:style-name="P6"/>
      <text:p text:style-name="P6">1. Preheat oven to 375°F. Melt 8 ounces of the chocolate as directed on package. Set aside. Coarsely chop remaining 4 ounces chocolate. Mix flour, roasted cinnamon, ancho chile pepper, baking powder and salt in small bowl.   2. Beat butter and sugars in large bowl with electric mixer on medium speed until light and fluffy. Add eggs and vanilla; mix well. Add melted chocolate; beat until well blended. Gradually beat in flour mixture on low speed until well mixed. Stir in chopped chocolate. Drop dough by rounded tablespoons or medium cookie scoop 1 1/2 inches apart on parchment paper-lined baking sheets.   3. Bake about 10 minutes or just until cookies are set and slightly cracked on top. Transfer cookies on parchment paper to wire rack; cool completely.</text:p>
      <text:p text:style-name="P7"><text:span text:style-name="T5">Roasted Ginger Chocolate Crackled Cookies:</text:span><text:span text:style-name="T6"> Prepare cookies as directed using 8 ounces semi-sweet baking chocolate, melted, and 4 ounces bittersweet baking chocolate, chopped. Use Roasted Ground Ginger in place of the Saigon Cinnamon.</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17T17:11:25</meta:creation-date>
    <meta:document-statistic meta:table-count="0" meta:image-count="0" meta:object-count="0" meta:page-count="2" meta:paragraph-count="15" meta:word-count="223" meta:character-count="1387"/>
    <dc:date>2012-07-17T17:23:06</dc:date>
    <dc:creator>Robert Houk</dc:creator>
    <meta:editing-duration>PT00H11M41S</meta:editing-duration>
    <meta:editing-cycles>1</meta:editing-cycles>
    <meta:generator>OpenOffice.org/3.2$Unix OpenOffice.org_project/320m18$Build-9502</meta:generator>
  </office:meta>
</office:document-meta>
</file>